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7" style:family="paragraph" style:parent-style-name="Footnote">
      <style:text-properties fo:language="en" fo:country="GB" officeooo:paragraph-rsid="10555e93" fo:background-color="transparent"/>
    </style:style>
    <style:style style:name="P18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2c76e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c6ae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d1db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505c4e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text-properties style:font-name="Liberation Sans" fo:font-size="12pt" officeooo:rsid="0e0463fc" officeooo:paragraph-rsid="104a6b49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rsid="0dde9a1c" officeooo:paragraph-rsid="10505c4e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102f2d76"/>
    </style:style>
    <style:style style:name="P89" style:family="paragraph" style:parent-style-name="Standard">
      <style:paragraph-properties fo:text-align="center" style:justify-single-word="false"/>
      <style:text-properties officeooo:paragraph-rsid="1032d70c"/>
    </style:style>
    <style:style style:name="P90" style:family="paragraph" style:parent-style-name="Footnote">
      <style:text-properties officeooo:paragraph-rsid="0fa0ab6e"/>
    </style:style>
    <style:style style:name="P91" style:family="paragraph" style:parent-style-name="Footnote">
      <style:text-properties officeooo:paragraph-rsid="101f3d54"/>
    </style:style>
    <style:style style:name="P92" style:family="paragraph" style:parent-style-name="Standard">
      <style:text-properties officeooo:paragraph-rsid="1032d175"/>
    </style:style>
    <style:style style:name="P93" style:family="paragraph" style:parent-style-name="Footnote">
      <style:text-properties officeooo:paragraph-rsid="101b7bd9"/>
    </style:style>
    <style:style style:name="P94" style:family="paragraph" style:parent-style-name="Standard">
      <style:text-properties officeooo:paragraph-rsid="103d33d3"/>
    </style:style>
    <style:style style:name="P95" style:family="paragraph" style:parent-style-name="Standard">
      <style:text-properties officeooo:paragraph-rsid="1052c76e"/>
    </style:style>
    <style:style style:name="P96" style:family="paragraph" style:parent-style-name="Standard">
      <style:text-properties officeooo:paragraph-rsid="102b18a5"/>
    </style:style>
    <style:style style:name="P97" style:family="paragraph" style:parent-style-name="Standard">
      <style:text-properties officeooo:paragraph-rsid="102d0319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text-properties officeooo:paragraph-rsid="105e2bcb"/>
    </style:style>
    <style:style style:name="P100" style:family="paragraph" style:parent-style-name="Standard">
      <style:text-properties officeooo:paragraph-rsid="105e6e7e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font-size-asian="12pt" style:font-size-complex="12pt"/>
    </style:style>
    <style:style style:name="T10" style:family="text">
      <style:text-properties style:font-name="Liberation Sans" fo:font-size="12pt" fo:language="en" fo:country="GB" officeooo:rsid="0d1ec96e" style:font-size-asian="12pt" style:font-size-complex="12pt"/>
    </style:style>
    <style:style style:name="T11" style:family="text">
      <style:text-properties style:font-name="Liberation Sans" fo:font-size="12pt" fo:language="en" fo:country="GB" officeooo:rsid="10555e93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5781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55e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4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officeooo:rsid="1049ed3a"/>
    </style:style>
    <style:style style:name="T154" style:family="text">
      <style:text-properties fo:color="#000000" loext:opacity="100%" fo:language="en" fo:country="GB" fo:font-weight="bold" officeooo:rsid="1049ed3a" style:font-weight-asian="bold" style:font-weight-complex="bold"/>
    </style:style>
    <style:style style:name="T15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officeooo:rsid="10555e93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officeooo:rsid="105781ed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2d70c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9ed3a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10a19599"/>
    </style:style>
    <style:style style:name="T217" style:family="text">
      <style:text-properties fo:language="en" fo:country="GB" officeooo:rsid="10b6b930"/>
    </style:style>
    <style:style style:name="T218" style:family="text">
      <style:text-properties fo:language="en" fo:country="GB" fo:font-weight="bold" style:font-weight-asian="bold" style:font-weight-complex="bold"/>
    </style:style>
    <style:style style:name="T219" style:family="text">
      <style:text-properties fo:language="en" fo:country="GB" officeooo:rsid="104a6b49"/>
    </style:style>
    <style:style style:name="T220" style:family="text">
      <style:text-properties fo:language="en" fo:country="GB" style:text-underline-style="none"/>
    </style:style>
    <style:style style:name="T221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0f28d107"/>
    </style:style>
    <style:style style:name="T22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5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6" style:family="text">
      <style:text-properties fo:language="en" fo:country="GB" style:text-underline-style="none" officeooo:rsid="105eace0"/>
    </style:style>
    <style:style style:name="T227" style:family="text">
      <style:text-properties officeooo:rsid="0f981b1c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5ca283" style:font-size-asian="10pt" style:font-size-complex="10pt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officeooo:rsid="10b6b930"/>
    </style:style>
    <style:style style:name="T246" style:family="text">
      <style:text-properties fo:font-weight="bold" officeooo:rsid="10b6b930" style:font-weight-asian="bold" style:font-weight-complex="bold"/>
    </style:style>
    <style:style style:name="T247" style:family="text">
      <style:text-properties fo:font-weight="bold" officeooo:rsid="1037dad2" style:font-weight-asian="bold" style:font-weight-complex="bold"/>
    </style:style>
    <style:style style:name="T248" style:family="text">
      <style:text-properties officeooo:rsid="10555e93"/>
    </style:style>
    <style:style style:name="T249" style:family="text">
      <style:text-properties officeooo:rsid="10653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101"><text:span text:style-name="Strong_20_Emphasis"><text:span text:style-name="T111">Checklist for installing </text:span></text:span><text:span text:style-name="Strong_20_Emphasis"><text:span text:style-name="T111"><text:user-field-get text:name="Distro">Ubuntu</text:user-field-get></text:span></text:span><text:span text:style-name="Strong_20_Emphasis"><text:span text:style-name="T111"><text:s/></text:span></text:span><text:span text:style-name="Strong_20_Emphasis"><text:span text:style-name="T112"><text:user-field-get text:name="Version">24.04 LTS</text:user-field-get></text:span></text:span><text:span text:style-name="Strong_20_Emphasis"><text:span text:style-name="T113"><text:note text:id="ftn1" text:note-class="footnote"><text:note-citation>1</text:note-citation><text:note-body><text:p text:style-name="P91"><text:span text:style-name="T228">This </text:span><text:span text:style-name="Strong_20_Emphasis"><text:span text:style-name="T230"><text:user-field-get text:name="Distro">Ubuntu</text:user-field-get></text:span></text:span><text:span text:style-name="T229"><text:s/></text:span><text:span text:style-name="T231"><text:user-field-get text:name="Version">24.04 LTS</text:user-field-get></text:span><text:span text:style-name="T231"><text:s/>Desktop</text:span><text:span text:style-name="T228"> (codename noble) from April </text:span><text:span text:style-name="Strong_20_Emphasis"><text:span text:style-name="T232"><text:user-field-get text:name="Releaseyear">2024</text:user-field-get></text:span></text:span><text:span text:style-name="T22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14"><text:s/></text:span></text:span><text:span text:style-name="Strong_20_Emphasis"><text:span text:style-name="T116">Desktop</text:span></text:span><text:span text:style-name="Strong_20_Emphasis"><text:span text:style-name="T115">.</text:span></text:span></text:p>
      <text:p text:style-name="P34"><text:span text:style-name="Strong_20_Emphasis"><text:span text:style-name="T80"/></text:span></text:p>
      <text:p text:style-name="P106"><text:span text:style-name="Strong_20_Emphasis"><text:span text:style-name="T110"/></text:span></text:p>
      <text:p text:style-name="P31">Fill in the text box after &lt;...&gt;</text:p>
      <text:p text:style-name="P20"><text:span text:style-name="Definition"><text:span text:style-name="T221">&lt;user</text:span></text:span><text:span text:style-name="Definition"><text:span text:style-name="T184">&gt;</text:span></text:span><text:span text:style-name="T194"><text:tab/><text:tab/></text:span><text:span text:style-name="T202"> <text:tab/><text:tab/><text:tab/> </text:span><draw:control text:anchor-type="as-char" svg:y="-0.4cm" draw:z-index="4" draw:name="Gebruiker" draw:style-name="gr2" draw:text-style-name="P108" svg:width="6.002cm" svg:height="0.5cm" draw:control="control3"><svg:title>Gebruiker</svg:title><svg:desc>Volledige naam, bijv. Jan Stek</svg:desc></draw:control><text:tab/><text:span text:style-name="T201">e</text:span><text:span text:style-name="T199">.g.</text:span><text:span text:style-name="T243"> </text:span><text:span text:style-name="T203">J</text:span><text:span text:style-name="T204">ohn Doe</text:span></text:p>
      <text:p text:style-name="P99"><text:span text:style-name="Definition"><text:span text:style-name="T221">&lt;</text:span></text:span><text:span text:style-name="Definition"><text:span text:style-name="T206">USER</text:span></text:span><text:span text:style-name="Definition"><text:span text:style-name="T220">na</text:span></text:span><text:span text:style-name="Definition"><text:span text:style-name="T222">me</text:span></text:span><text:span text:style-name="Definition"><text:span text:style-name="T184">&gt;</text:span></text:span><text:span text:style-name="T205"><text:tab/><text:tab/><text:tab/> </text:span><text:span text:style-name="T205"><draw:control text:anchor-type="as-char" svg:y="-0.4cm" draw:z-index="11" draw:name="Gberuikersnaam 2" draw:style-name="gr2" draw:text-style-name="P108" svg:width="6.002cm" svg:height="0.5cm" draw:control="control10"><svg:title>Gebruikersnaam</svg:title><svg:desc>Korte naam, bijv. jan</svg:desc></draw:control></text:span><text:span text:style-name="T205"><text:tab/></text:span><text:span text:style-name="T207">e</text:span><text:span text:style-name="T244">.g.</text:span><text:span text:style-name="T5"> </text:span><text:span text:style-name="T132">j</text:span><text:span text:style-name="T133">oh</text:span><text:span text:style-name="T132">n</text:span></text:p>
      <text:p text:style-name="P21"><text:span text:style-name="Definition"><text:span text:style-name="T221">&lt;</text:span></text:span><text:span text:style-name="Definition"><text:span text:style-name="T220">COMPUTERNA</text:span></text:span><text:span text:style-name="Definition"><text:span text:style-name="T222">me</text:span></text:span><text:span text:style-name="Definition"><text:span text:style-name="T184">&gt;</text:span></text:span><text:span text:style-name="T208"><text:tab/> </text:span><text:span text:style-name="T220"><draw:control text:anchor-type="as-char" svg:y="-0.4cm" draw:z-index="5" draw:name="Computernaam" draw:style-name="gr2" draw:text-style-name="P108" svg:width="6.002cm" svg:height="0.5cm" draw:control="control4"><svg:title>Computernaam</svg:title><svg:desc>Unieke naam van de computer</svg:desc></draw:control></text:span><text:span text:style-name="T220"><text:tab/></text:span><text:span text:style-name="T226">e</text:span><text:span text:style-name="T244">.g.</text:span><text:span text:style-name="T186"> </text:span><text:span text:style-name="T187">pc02</text:span></text:p>
      <text:p text:style-name="P19"><text:span text:style-name="Definition"><text:span text:style-name="T221">&lt;</text:span></text:span><text:span text:style-name="Definition"><text:span text:style-name="T182">USER</text:span></text:span><text:span text:style-name="Definition"><text:span text:style-name="T184">&gt;</text:span></text:span><text:span text:style-name="T188"><text:tab/><text:tab/></text:span><text:span text:style-name="T202"> <text:tab/><text:tab/><text:tab/> </text:span><text:span text:style-name="T195"><draw:control text:anchor-type="as-char" svg:y="-0.4cm" draw:z-index="8" draw:name="Gebruiker 1" draw:style-name="gr2" draw:text-style-name="P108" svg:width="6.002cm" svg:height="0.5cm" draw:control="control7"><svg:title>Gebruiker</svg:title><svg:desc>Volledige naam, bijv. Jan Stek</svg:desc></draw:control></text:span><text:span text:style-name="T195"><text:tab/></text:span><text:span text:style-name="T201">i</text:span><text:span text:style-name="T200">.e.</text:span><text:span text:style-name="T196"> </text:span><text:span text:style-name="T197">2</text:span><text:span text:style-name="T210">nd</text:span><text:span text:style-name="T197"> </text:span><text:span text:style-name="T198">user</text:span></text:p>
      <text:p text:style-name="P100"><text:span text:style-name="Definition"><text:span text:style-name="T221">&lt;</text:span></text:span><text:span text:style-name="Definition"><text:span text:style-name="T182">USERN</text:span></text:span><text:span text:style-name="Definition"><text:span text:style-name="T183">a</text:span></text:span><text:span text:style-name="Definition"><text:span text:style-name="T184">me&gt;</text:span></text:span><text:span text:style-name="Definition"><text:span text:style-name="T182"><text:tab/><text:tab/><text:tab/> </text:span></text:span><text:span text:style-name="T205"><draw:control text:anchor-type="as-char" svg:y="-0.4cm" draw:z-index="9" draw:name="Gberuikersnaam 1" draw:style-name="gr2" draw:text-style-name="P108" svg:width="6.002cm" svg:height="0.5cm" draw:control="control8"><svg:title>Gebruikersnaam</svg:title><svg:desc>Korte naam, bijv. jan</svg:desc></draw:control></text:span><text:span text:style-name="T205"><text:tab/></text:span><text:span text:style-name="T207">i</text:span><text:span text:style-name="T200">.e.</text:span><text:span text:style-name="T189"> </text:span><text:span text:style-name="T190">2</text:span><text:span text:style-name="T209">nd</text:span><text:span text:style-name="T190"> </text:span><text:span text:style-name="T191">user</text:span></text:p>
      <text:p text:style-name="P98"><text:span text:style-name="T249">r</text:span>eplace &lt;...&gt; in this checklist with the value in the text box.</text:p>
      <text:p text:style-name="P60"/>
      <text:p text:style-name="P60"/>
      <text:p text:style-name="P18"><text:span text:style-name="T128">Not yet on Linux?</text:span><text:span text:style-name="T122"><text:tab/></text:span><text:span text:style-name="T127">Use</text:span><text:span text:style-name="T123"> </text:span><text:span text:style-name="Strong_20_Emphasis"><text:span text:style-name="T130">Checklist </text:span></text:span><text:span text:style-name="Strong_20_Emphasis"><text:span text:style-name="T131">transfer</text:span></text:span><text:span text:style-name="T123"> o</text:span><text:span text:style-name="T126">n</text:span><text:span text:style-name="T123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24"> </text:span><text:span text:style-name="T126">u</text:span><text:span text:style-name="T124">nder </text:span><text:span text:style-name="T129">Linux</text:span><text:span text:style-name="T125">.</text:span></text:p>
      <text:p text:style-name="P57"><text:span text:style-name="T144">New installation?</text:span><text:span text:style-name="T146"><text:tab/><text:tab/></text:span><text:span text:style-name="T148">Start at chapter</text:span><text:span text:style-name="T146"> </text:span><text:span text:style-name="T144"><text:bookmark-ref text:reference-format="page" text:ref-name="__RefNumPara__4009_1271708128">2</text:bookmark-ref></text:span><text:span text:style-name="T146"><text:s text:c="2"/></text:span><text:span text:style-name="T145"><text:bookmark-ref text:reference-format="text" text:ref-name="__RefNumPara__4009_1271708128">Perform installation</text:bookmark-ref></text:span><text:span text:style-name="T147">.</text:span></text:p>
      <text:p text:style-name="P39"/>
      <text:p text:style-name="P39"/>
      <text:list text:style-name="L1">
        <text:list-item>
          <text:p text:style-name="P103"><text:bookmark-start text:name="__RefNumPara__4083_1271708128"/>Prepar<text:span text:style-name="T227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6"><text:span text:style-name="Strong_20_Emphasis"><text:span text:style-name="T54"><draw:control text:anchor-type="as-char" draw:z-index="7" draw:name="Vorm3_0" draw:style-name="gr1" draw:text-style-name="P10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54"><draw:control text:anchor-type="as-char" draw:z-index="13" draw:name="Vorm3_ 1" draw:style-name="gr1" draw:text-style-name="P10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67"><text:span text:style-name="Strong_20_Emphasis"><text:span text:style-name="T24">Log in as </text:span></text:span><text:span text:style-name="Definition"><text:span text:style-name="T224">&lt;user</text:span></text:span><text:span text:style-name="Definition"><text:span text:style-name="T192">&gt;</text:span></text:span><text:span text:style-name="Definition"><text:span text:style-name="T6"><text:note text:id="ftn2" text:note-class="footnote"><text:note-citation>2</text:note-citation><text:note-body><text:p text:style-name="P75"><text:span text:style-name="User_20_Entry"><text:span text:style-name="T83">Login any additional </text:span></text:span><text:span text:style-name="Definition"><text:span text:style-name="T214">USER</text:span></text:span><text:span text:style-name="User_20_Entry"><text:span text:style-name="T87">s</text:span></text:span><text:span text:style-name="User_20_Entry"><text:span text:style-name="T92">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0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8"><text:span text:style-name="Strong_20_Emphasis"><text:span text:style-name="T56"><draw:control text:anchor-type="as-char" draw:z-index="16" draw:name="Vorm 4" draw:style-name="gr1" draw:text-style-name="P10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79"><text:span text:style-name="Strong_20_Emphasis"><text:span text:style-name="T45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48">Super</text:span> key is the Windows key, Command key (Apple), or Magnifier key<text:span text:style-name="T141"> </text:span><text:span text:style-name="T142">(Chromebook)</text:span><text:span text:style-name="T141">.</text:span></text:p></text:note-body></text:note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2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4"><text:span text:style-name="T9">Type these two commands, each followed by the </text:span><text:span text:style-name="T11">Enter</text:span><text:span text:style-name="T9"> key: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92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6" office:value-type="string">
            <text:p text:style-name="P92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8"><text:span text:style-name="Strong_20_Emphasis"><text:span text:style-name="T56"><draw:control text:anchor-type="as-char" draw:z-index="17" draw:name="Vorm 6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56"><draw:control text:anchor-type="as-char" draw:z-index="18" draw:name="Vorm 7" draw:style-name="gr1" draw:text-style-name="P107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45">P</text:span></text:span><text:span text:style-name="Strong_20_Emphasis"><text:span text:style-name="T30">ress the</text:span></text:span><text:span text:style-name="Strong_20_Emphasis"><text:span text:style-name="T53">Super</text:span></text:span><text:span text:style-name="Strong_20_Emphasis"><text:span text:style-name="T30"> key</text:span></text:span><text:span text:style-name="Strong_20_Emphasis"><text:span text:style-name="T19"><text:note-ref text:note-class="footnote" text:reference-format="text" text:ref-name="ftn3">3</text:note-ref></text:span></text:span><text:span text:style-name="Strong_20_Emphasis"><text:span text:style-name="T30">, type </text:span></text:span><text:span text:style-name="Strong_20_Emphasis"><text:span text:style-name="T67">menu</text:span></text:span><text:span text:style-name="Strong_20_Emphasis"><text:span text:style-name="T30"> and click the </text:span></text:span><text:span text:style-name="Strong_20_Emphasis"><text:span text:style-name="T101">Install</text:span></text:span><text:span text:style-name="Strong_20_Emphasis"><text:span text:style-name="T102">ation</text:span></text:span><text:span text:style-name="Strong_20_Emphasis"><text:span text:style-name="T101"> menu</text:span></text:span><text:span text:style-name="Strong_20_Emphasis"><text:span text:style-name="T30"> icon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10" office:value-type="string">
            <text:p text:style-name="P68"><text:span text:style-name="Strong_20_Emphasis"><text:span text:style-name="T35">Select </text:span></text:span><text:span text:style-name="Strong_20_Emphasis"><text:span text:style-name="T68">1</text:span></text:span><text:span text:style-name="Strong_20_Emphasis"><text:span text:style-name="T35"> Prepar</text:span></text:span><text:span text:style-name="Strong_20_Emphasis"><text:span text:style-name="T49">e</text:span></text:span><text:span text:style-name="Strong_20_Emphasis"><text:span text:style-name="T35"> installation</text:span></text:span><text:span text:style-name="Strong_20_Emphasis"><text:span text:style-name="T44">. 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1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81"><text:span text:style-name="Strong_20_Emphasis"><text:span text:style-name="T56"><draw:control text:anchor-type="as-char" draw:z-index="2" draw:name="Vorm9" draw:style-name="gr1" draw:text-style-name="P10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4"><text:span text:style-name="T134">Boot the computer from</text:span><text:span text:style-name="T140"><text:note text:id="ftn4" text:note-class="footnote"><text:note-citation>1</text:note-citation><text:note-body><text:p text:style-name="P17"><text:span text:style-name="T93">Boot menu/Setup via one of the </text:span><text:span text:style-name="T94">f</text:span><text:span text:style-name="T93">requently used keys:</text:span><text:span text:style-name="Definition"><text:span text:style-name="T95"> </text:span></text:span><text:span text:style-name="Definition"><text:span text:style-name="T233">Esc, Delete, F1, F2, F9, F10, F11, o</text:span></text:span><text:span text:style-name="Definition"><text:span text:style-name="T234">r</text:span></text:span><text:span text:style-name="Definition"><text:span text:style-name="T233"> F12</text:span></text:span></text:p></text:note-body></text:note></text:span><text:span text:style-name="T134"> an</text:span><text:span text:style-name="T136"> </text:span><text:span text:style-name="Strong_20_Emphasis"><text:span text:style-name="T119"><text:user-field-get text:name="Distro">Ubuntu</text:user-field-get></text:span></text:span><text:span text:style-name="T139"><text:s/></text:span><text:span text:style-name="T120"><text:user-field-get text:name="Version">24.04 LTS</text:user-field-get></text:span><text:span text:style-name="T120"><text:s/></text:span><text:span text:style-name="Strong_20_Emphasis"><text:span text:style-name="T81">Desktop </text:span></text:span><text:span text:style-name="Strong_20_Emphasis"><text:span text:style-name="T79">L</text:span></text:span><text:span text:style-name="T76">ive</text:span><text:span text:style-name="T76"><text:note text:id="ftn5" text:note-class="footnote"><text:note-citation>2</text:note-citation><text:note-body><text:p text:style-name="P90"><text:span text:style-name="T13">From a Live USB stick you can boot and work with </text:span><text:span text:style-name="Strong_20_Emphasis"><text:span text:style-name="T143"><text:user-field-get text:name="Distro">Ubuntu</text:user-field-get></text:span></text:span><text:span text:style-name="Strong_20_Emphasis"><text:span text:style-name="T143"><text:s/></text:span></text:span><text:span text:style-name="T13">without modifying any files on the hard drive and also allows installation of </text:span><text:span text:style-name="Strong_20_Emphasis"><text:span text:style-name="T143"><text:user-field-get text:name="Distro">Ubuntu</text:user-field-get></text:span></text:span><text:span text:style-name="Strong_20_Emphasis"><text:span text:style-name="T143">.</text:span></text:span></text:p></text:note-body></text:note></text:span><text:span text:style-name="T134"> USB stick</text:span><text:span text:style-name="T77"><text:note text:id="ftn6" text:note-class="footnote"><text:note-citation>3</text:note-citation><text:note-body><text:p text:style-name="P93"><text:span text:style-name="Strong_20_Emphasis"><text:span text:style-name="T84">Create a bootable USB stick:<text:line-break/>Download a </text:span></text:span><text:span text:style-name="Strong_20_Emphasis"><text:span text:style-name="T88"><text:user-field-get text:name="Distro">Ubuntu</text:user-field-get></text:span></text:span><text:span text:style-name="Strong_20_Emphasis"><text:span text:style-name="T88"><text:s/>Desktop</text:span></text:span><text:span text:style-name="Strong_20_Emphasis"><text:span text:style-name="T84"> </text:span></text:span><text:span text:style-name="Strong_20_Emphasis"><text:span text:style-name="T88"><text:user-field-get text:name="Version">24.04 LTS</text:user-field-get></text:span></text:span><text:span text:style-name="Strong_20_Emphasis"><text:span text:style-name="T89"><text:s/></text:span></text:span><text:span text:style-name="Strong_20_Emphasis"><text:span text:style-name="T8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11">ubuntu.com/download</text:span></text:span></text:a><text:span text:style-name="Strong_20_Emphasis"><text:span text:style-name="T85">.</text:span></text:span><text:span text:style-name="Strong_20_Emphasis"><text:span text:style-name="T84"><text:line-break/></text:span></text:span><text:span text:style-name="Strong_20_Emphasis"><text:span text:style-name="T86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2">karelzimmer.nl/en</text:span></text:span></text:a><text:span text:style-name="Strong_20_Emphasis"><text:span text:style-name="T86">, under </text:span></text:span><text:span text:style-name="Strong_20_Emphasis"><text:span text:style-name="T90">Linux</text:span></text:span><text:span text:style-name="Strong_20_Emphasis"><text:span text:style-name="T86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7"><text:span text:style-name="T121">Select</text:span><text:span text:style-name="Strong_20_Emphasis"><text:span text:style-name="T57"> </text:span></text:span><text:span text:style-name="Strong_20_Emphasis"><text:span text:style-name="T71">Try or I</text:span></text:span><text:span text:style-name="Strong_20_Emphasis"><text:span text:style-name="T72">n</text:span></text:span><text:span text:style-name="Strong_20_Emphasis"><text:span text:style-name="T73">stall Ubuntu</text:span></text:span><text:span text:style-name="T135"> </text:span><text:span text:style-name="T137">and press the </text:span><text:span text:style-name="T138">Enter</text:span><text:span text:style-name="Strong_20_Emphasis"><text:span text:style-name="T51"> </text:span></text:span><text:span text:style-name="Strong_20_Emphasis"><text:span text:style-name="T52">key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9"><text:span text:style-name="Strong_20_Emphasis"><text:span text:style-name="T108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9"><text:span text:style-name="Strong_20_Emphasis"><text:span text:style-name="T55"><draw:control text:anchor-type="as-char" draw:z-index="23" draw:name="Vorm 10" draw:style-name="gr1" draw:text-style-name="P107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56"><text:span text:style-name="T245">At</text:span> <text:span text:style-name="T247">Select your ke</text:span><text:span text:style-name="T246">yboard </text:span><text:span text:style-name="T247">layout</text:span>: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9"><text:span text:style-name="T217">Choose</text:span><text:span text:style-name="T215"> </text:span><text:span text:style-name="T218">English (US)</text:span><text:span text:style-name="T215"> </text:span><text:span text:style-name="T217">a</text:span><text:span text:style-name="T216">n</text:span><text:span text:style-name="T217">d </text:span><text:span text:style-name="T219">variant</text:span><text:span text:style-name="T217"> </text:span><text:span text:style-name="Strong_20_Emphasis"><text:span text:style-name="T216">English (US, intl., with dead keys)</text:span></text:span><text:span text:style-name="T216"> </text:span><text:span text:style-name="T153">and click </text:span><text:span text:style-name="T154">Next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4"><text:span text:style-name="Strong_20_Emphasis"><text:span text:style-name="T28"><draw:control text:anchor-type="as-char" draw:z-index="24" draw:name="Vorm 11" draw:style-name="gr1" draw:text-style-name="P107" svg:width="0.35cm" svg:height="0.35cm" draw:control="control23"/></text:span></text:span></text:p>
          </table:table-cell>
          <table:table-cell table:style-name="_32_._5f_Installatie_5f_uitvoeren.C5" office:value-type="string">
            <text:p text:style-name="P25"><text:span text:style-name="T173">At</text:span><text:span text:style-name="T174"> </text:span><text:span text:style-name="Strong_20_Emphasis"><text:span text:style-name="T175">What apps would you like to install to start with?</text:span></text:span><text:span text:style-name="Strong_20_Emphasis"><text:span text:style-name="T164"> </text:span></text:span><text:span text:style-name="Strong_20_Emphasis"><text:span text:style-name="T165">choose</text:span></text:span><text:span text:style-name="Strong_20_Emphasis"><text:span text:style-name="T164"> </text:span></text:span><text:span text:style-name="Strong_20_Emphasis"><text:span text:style-name="T175">Extended selection</text:span></text:span><text:span text:style-name="Strong_20_Emphasis"><text:span text:style-name="T164"> 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6"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84"><text:span text:style-name="Strong_20_Emphasis"><text:span text:style-name="T28"><draw:control text:anchor-type="as-char" draw:z-index="10" draw:name="Vorm 1" draw:style-name="gr1" draw:text-style-name="P107" svg:width="0.35cm" svg:height="0.35cm" draw:control="control9"/></text:span></text:span></text:p>
          </table:table-cell>
          <table:table-cell table:style-name="_32_._5f_Installatie_5f_uitvoeren.C12" office:value-type="string">
            <text:p text:style-name="P24"><text:span text:style-name="T171">At</text:span><text:span text:style-name="T167"> </text:span><text:span text:style-name="Strong_20_Emphasis"><text:span text:style-name="T172">Create your account</text:span></text:span><text:span text:style-name="Strong_20_Emphasis"><text:span text:style-name="T162">: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3" office:value-type="string">
            <text:p text:style-name="P27"><text:span text:style-name="Strong_20_Emphasis"><text:span text:style-name="T163">E</text:span></text:span><text:span text:style-name="T167">nter your </text:span><text:span text:style-name="T178">Your n</text:span><text:span text:style-name="T177">ame </text:span><text:span text:style-name="Definition"><text:span text:style-name="T225">&lt;user</text:span></text:span><text:span text:style-name="Definition"><text:span text:style-name="T185">&gt;</text:span></text:span><text:span text:style-name="Strong_20_Emphasis"><text:span text:style-name="T161">, <text:line-break/></text:span></text:span><text:span text:style-name="Strong_20_Emphasis"><text:span text:style-name="T169">Y</text:span></text:span><text:span text:style-name="Strong_20_Emphasis"><text:span text:style-name="T168">our computer</text:span></text:span><text:span text:style-name="Strong_20_Emphasis"><text:span text:style-name="T169">'s name</text:span></text:span><text:span text:style-name="Definition"><text:span text:style-name="T4"> &lt;</text:span></text:span><text:span text:style-name="Definition"><text:span text:style-name="T7">comput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70">Pick</text:span></text:span><text:span text:style-name="Strong_20_Emphasis"><text:span text:style-name="T168"> a username</text:span></text:span><text:span text:style-name="Strong_20_Emphasis"><text:span text:style-name="T160"> &lt;</text:span></text:span><text:span text:style-name="Definition"><text:span text:style-name="T7">USERna</text:span></text:span><text:span text:style-name="Definition"><text:span text:style-name="T8">me&gt;</text:span></text:span><text:span text:style-name="Strong_20_Emphasis"><text:span text:style-name="T160">,<text:line-break/></text:span></text:span><text:span text:style-name="Strong_20_Emphasis"><text:span text:style-name="T159">enter a </text:span></text:span><text:span text:style-name="Strong_20_Emphasis"><text:span text:style-name="T176">password</text:span></text:span><text:span text:style-name="Strong_20_Emphasis"><text:span text:style-name="T159"> twice </text:span></text:span><text:span text:style-name="Strong_20_Emphasis"><text:span text:style-name="T166">and click </text:span></text:span><text:span text:style-name="Strong_20_Emphasis"><text:span text:style-name="T179">Next</text:span></text:span><text:span text:style-name="Strong_20_Emphasis"><text:span text:style-name="T166">.</text:span></text:span></text:p>
          </table:table-cell>
        </table:table-row>
      </table:table>
      <text:p text:style-name="P63"><text:span text:style-name="Strong_20_Emphasis"><text:span text:style-name="T58"/></text:span></text:p>
      <text:list text:continue-numbering="true" text:style-name="L1">
        <text:list-item>
          <text:p text:style-name="P102"><text:span text:style-name="Strong_20_Emphasis"><text:span text:style-name="T75">Finish installation</text:span></text:span></text:p>
        </text:list-item>
      </text:list>
      <text:p text:style-name="P6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56"><draw:control text:anchor-type="as-char" draw:z-index="3" draw:name="Vorm24" draw:style-name="gr1" draw:text-style-name="P10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5"><text:span text:style-name="Strong_20_Emphasis"><text:span text:style-name="T22">Log in as </text:span></text:span><text:span text:style-name="Definition"><text:span text:style-name="T223">&lt;user</text:span></text:span><text:span text:style-name="Definition"><text:span text:style-name="T193">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5"><text:span text:style-name="Strong_20_Emphasis"><text:span text:style-name="T59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82"><draw:control text:anchor-type="as-char" draw:z-index="14" draw:name="Vorm4_ 1" draw:style-name="gr1" draw:text-style-name="P107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07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8"><text:span text:style-name="Strong_20_Emphasis"><text:span text:style-name="T56"><draw:control text:anchor-type="as-char" draw:z-index="19" draw:name="Vorm4" draw:style-name="gr1" draw:text-style-name="P107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46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0">key</text:span></text:span><text:span text:style-name="Strong_20_Emphasis"><text:span text:style-name="Strong_20_Emphasis"><text:span text:style-name="T21"><text:note text:id="ftn7" text:note-class="footnote"><text:note-citation>1</text:note-citation><text:note-body><text:p text:style-name="P61"><text:span text:style-name="T155">The </text:span><text:span text:style-name="T157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/text:span><text:span text:style-name="Strong_20_Emphasis"><text:span text:style-name="T30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3"> </text:span></text:span><text:span text:style-name="Strong_20_Emphasis"><text:span text:style-name="T41">and click the </text:span></text:span><text:span text:style-name="Strong_20_Emphasis"><text:span text:style-name="T66">Terminal</text:span></text:span><text:span text:style-name="Strong_20_Emphasis"><text:span text:style-name="T41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6"><text:span text:style-name="Strong_20_Emphasis"><text:span text:style-name="T28"/></text:span></text:p>
          </table:table-cell>
          <table:table-cell table:style-name="_33_._5f_Installatie_5f_afronden.C6" office:value-type="string">
            <text:p text:style-name="P77"><text:span text:style-name="T10">Type these two commands, each followed by the </text:span><text:span text:style-name="T11">Enter</text:span><text:span text:style-name="T10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0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2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56"><draw:control text:anchor-type="as-char" draw:z-index="20" draw:name="Vorm 3" draw:style-name="gr1" draw:text-style-name="P107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96"><text:span text:style-name="Strong_20_Emphasis"><text:span text:style-name="T47">P</text:span></text:span><text:span text:style-name="Strong_20_Emphasis"><text:span text:style-name="T37">ress the </text:span></text:span><text:span text:style-name="Strong_20_Emphasis"><text:span text:style-name="T53">Super</text:span></text:span><text:span text:style-name="Strong_20_Emphasis"><text:span text:style-name="T37"> key</text:span></text:span><text:span text:style-name="Strong_20_Emphasis"><text:span text:style-name="T20">1</text:span></text:span><text:span text:style-name="Strong_20_Emphasis"><text:span text:style-name="T37">, type </text:span></text:span><text:span text:style-name="Strong_20_Emphasis"><text:span text:style-name="T69">menu</text:span></text:span><text:span text:style-name="Strong_20_Emphasis"><text:span text:style-name="T37"> and click the </text:span></text:span><text:span text:style-name="Strong_20_Emphasis"><text:span text:style-name="T103">Install</text:span></text:span><text:span text:style-name="Strong_20_Emphasis"><text:span text:style-name="T104">ation</text:span></text:span><text:span text:style-name="Strong_20_Emphasis"><text:span text:style-name="T103"> menu</text:span></text:span><text:span text:style-name="Strong_20_Emphasis"><text:span text:style-name="T37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5"><text:span text:style-name="Strong_20_Emphasis"><text:span text:style-name="T28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36">Se</text:span></text:span><text:span text:style-name="Strong_20_Emphasis"><text:span text:style-name="T42">lect</text:span></text:span><text:span text:style-name="Strong_20_Emphasis"><text:span text:style-name="T36"> </text:span></text:span><text:span text:style-name="Strong_20_Emphasis"><text:span text:style-name="T74">3</text:span></text:span><text:span text:style-name="Strong_20_Emphasis"><text:span text:style-name="T60"> </text:span></text:span><text:span text:style-name="Strong_20_Emphasis"><text:span text:style-name="T61">Finish installatio</text:span></text:span><text:span text:style-name="Strong_20_Emphasis"><text:span text:style-name="T62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1"><text:span text:style-name="Strong_20_Emphasis"><text:span text:style-name="T34">Follow the instructions on the screen.</text:span></text:span></text:p>
          </table:table-cell>
        </table:table-row>
      </table:table>
      <text:p text:style-name="P64"><text:span text:style-name="Strong_20_Emphasis"><text:span text:style-name="T22"/></text:span></text:p>
      <text:list text:continue-numbering="true" text:style-name="L1">
        <text:list-item>
          <text:p text:style-name="P105"><text:span text:style-name="Strong_20_Emphasis"><text:span text:style-name="T12">P</text:span></text:span><text:span text:style-name="Strong_20_Emphasis"><text:span text:style-name="T180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7"><text:span text:style-name="Strong_20_Emphasis"><text:span text:style-name="T56"><draw:control text:anchor-type="as-char" draw:z-index="6" draw:name="Vorm40_0" draw:style-name="gr1" draw:text-style-name="P107" svg:width="0.35cm" svg:height="0.35cm" draw:control="control5"/></text:span></text:span></text:p>
          </table:table-cell>
          <table:table-cell table:style-name="Tabel2.A1" office:value-type="string">
            <text:p text:style-name="P87"><text:span text:style-name="Strong_20_Emphasis"><text:span text:style-name="T56"><draw:control text:anchor-type="as-char" draw:z-index="12" draw:name="Vorm40_ 1" draw:style-name="gr1" draw:text-style-name="P107" svg:width="0.35cm" svg:height="0.35cm" draw:control="control11"/></text:span></text:span></text:p>
          </table:table-cell>
          <table:table-cell table:style-name="Tabel2.D1" office:value-type="string">
            <text:p text:style-name="P3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223">&lt;user</text:span></text:span><text:span text:style-name="Definition"><text:span text:style-name="T193">&gt;</text:span></text:span><text:span text:style-name="Strong_20_Emphasis"><text:span text:style-name="T38"><text:note text:id="ftn8" text:note-class="footnote"><text:note-citation>1</text:note-citation><text:note-body><text:p text:style-name="P76"><text:span text:style-name="User_20_Entry"><text:span text:style-name="T97">Login any additional </text:span></text:span><text:span text:style-name="Definition"><text:span text:style-name="T213">USER</text:span></text:span><text:span text:style-name="User_20_Entry"><text:span text:style-name="T96">s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82"><draw:control text:anchor-type="as-char" draw:z-index="15" draw:name="Vorm4_ 2" draw:style-name="gr1" draw:text-style-name="P107" svg:width="0.35cm" svg:height="0.35cm" draw:control="control14"/></text:span></text:span></text:p>
          </table:table-cell>
          <table:table-cell table:style-name="Tabel2.D2" office:value-type="string">
            <text:p text:style-name="P43"><text:span text:style-name="Strong_20_Emphasis"><text:span text:style-name="T109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21" draw:name="Vorm 8" draw:style-name="gr1" draw:text-style-name="P107" svg:width="0.35cm" svg:height="0.35cm" draw:control="control20"/></text:span></text:span></text:p>
          </table:table-cell>
          <table:table-cell table:style-name="Tabel2.A1" office:value-type="string">
            <text:p text:style-name="P88"><text:span text:style-name="Strong_20_Emphasis"><text:span text:style-name="T56"><draw:control text:anchor-type="as-char" draw:z-index="22" draw:name="Vorm 9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36"><text:span text:style-name="Strong_20_Emphasis"><text:span text:style-name="T48">P</text:span></text:span><text:span text:style-name="Strong_20_Emphasis"><text:span text:style-name="T39">ress the </text:span></text:span><text:span text:style-name="Strong_20_Emphasis"><text:span text:style-name="T53">Super</text:span></text:span><text:span text:style-name="Strong_20_Emphasis"><text:span text:style-name="T39"> key</text:span></text:span><text:span text:style-name="Strong_20_Emphasis"><text:span text:style-name="T18"><text:note text:id="ftn9" text:note-class="footnote"><text:note-citation>2</text:note-citation><text:note-body><text:p text:style-name="P62"><text:span text:style-name="T155">The </text:span><text:span text:style-name="T158">Super</text:span><text:span text:style-name="T155"> key is the Windows key, Command key (Apple), or Magnifier key </text:span><text:span text:style-name="T156">(Chromebook)</text:span><text:span text:style-name="T155">.</text:span></text:p></text:note-body></text:note></text:span></text:span><text:span text:style-name="Strong_20_Emphasis"><text:span text:style-name="T39">, type </text:span></text:span><text:span text:style-name="Strong_20_Emphasis"><text:span text:style-name="T70">menu</text:span></text:span><text:span text:style-name="Strong_20_Emphasis"><text:span text:style-name="T39"> and click on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43">Select</text:span></text:span><text:span text:style-name="Strong_20_Emphasis"><text:span text:style-name="T36"> </text:span></text:span><text:span text:style-name="Strong_20_Emphasis"><text:span text:style-name="T74">4</text:span></text:span><text:span text:style-name="Strong_20_Emphasis"><text:span text:style-name="T63"> </text:span></text:span><text:span text:style-name="Strong_20_Emphasis"><text:span text:style-name="T5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2"><text:span text:style-name="Strong_20_Emphasis"><text:span text:style-name="T34">Follow the instructions on the screen.</text:span></text:span></text:p>
          </table:table-cell>
        </table:table-row>
      </table:table>
      <text:p text:style-name="P45"/>
      <text:p text:style-name="P46"/>
      <text:p text:style-name="P58"><text:span text:style-name="T151">End of checklist,</text:span><text:span text:style-name="T152"> </text:span><text:span text:style-name="Strong_20_Emphasis"><text:span text:style-name="T117"><text:user-field-get text:name="Distro">Ubuntu</text:user-field-get></text:span></text:span><text:span text:style-name="T150"><text:s/></text:span><text:span text:style-name="T149"><text:user-field-get text:name="Version">24.04 LTS</text:user-field-get></text:span><text:span text:style-name="T149"><text:s/></text:span><text:span text:style-name="Strong_20_Emphasis"><text:span text:style-name="T118">Desktop</text:span></text:span><text:span text:style-name="Strong_20_Emphasis"><text:span text:style-name="T78"> </text:span></text:span><text:span text:style-name="T151">installation is complete.</text:span></text:p>
      <text:p text:style-name="P33"/>
      <text:p text:style-name="P22"><text:span text:style-name="Emphasis"><text:span text:style-name="T235">Written</text:span></text:span><text:span text:style-name="Emphasis"><text:span text:style-name="T236"> </text:span></text:span><text:span text:style-name="Emphasis"><text:span text:style-name="T235">by</text:span></text:span><text:span text:style-name="Emphasis"><text:span text:style-name="T23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37">.</text:span></text:span></text:p>
      <text:p text:style-name="P23"><text:span text:style-name="Emphasis"><text:span text:style-name="T240">License </text:span></text:span><text:span text:style-name="Emphasis"><text:span text:style-name="T238">C</text:span></text:span><text:span text:style-name="Emphasis"><text:span text:style-name="T239">C0</text:span></text:span><text:span text:style-name="Emphasis"><text:span text:style-name="T237"> 1.0 </text:span></text:span><text:span text:style-name="Emphasis"><text:span text:style-name="T24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1"><text:s/></text:span></text:span><text:span text:style-name="Emphasis"><text:span text:style-name="T24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11-13T11:02:52.888944391">13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2:52.753104216</dc:date>
    <meta:keyword>Installatie</meta:keyword>
    <meta:keyword>Checklist</meta:keyword>
    <meta:keyword>Linux</meta:keyword>
    <meta:editing-cycles>6949</meta:editing-cycles>
    <meta:editing-duration>P12DT7H7M48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9" meta:word-count="516" meta:character-count="3154" meta:non-whitespace-character-count="2671"/>
    <meta:user-defined meta:name="Info 1"/>
    <meta:user-defined meta:name="Info 2"/>
    <meta:user-defined meta:name="Info 3"/>
    <meta:user-defined meta:name="Info 4"/>
  </office:meta>
</office:document-meta>
</file>